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HILARIO MONTES, ANDREA ANGELIC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ANCES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NACES ROJO (PAVIPOLLO)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UANCAYO</text:span></text:p>
      <text:p text:style-name="P5"/>
      <text:p text:style-name="P5">Recojo: <text:span text:style-name="T3">HILARIO MONTES, ANDREA ANGELIC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24:5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